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Checkout.setNoData( boolean 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lsCheck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CCheckout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Version( boolea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Notc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NoWarn( boolean n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Checkout.getBranch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Checkout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Checkout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No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No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checkOptions( Commandline cm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CCheckout.setNotco( boolean notc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Reserved( boolean reser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Ou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Checkout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CCheckout.getReser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Out( String ou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